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400000062069DEA0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mic Sans MS" svg:font-family="'Comic Sans MS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lines" style:family="table">
      <style:table-properties style:width="17cm" table:align="margins"/>
    </style:style>
    <style:style style:name="lines.A" style:family="table-column">
      <style:table-column-properties style:column-width="0.995cm" style:rel-column-width="3835*"/>
    </style:style>
    <style:style style:name="lines.B" style:family="table-column">
      <style:table-column-properties style:column-width="1.792cm" style:rel-column-width="6908*"/>
    </style:style>
    <style:style style:name="lines.C" style:family="table-column">
      <style:table-column-properties style:column-width="5.406cm" style:rel-column-width="20840*"/>
    </style:style>
    <style:style style:name="lines.D" style:family="table-column">
      <style:table-column-properties style:column-width="1.168cm" style:rel-column-width="4501*"/>
    </style:style>
    <style:style style:name="lines.E" style:family="table-column">
      <style:table-column-properties style:column-width="1.794cm" style:rel-column-width="6915*"/>
    </style:style>
    <style:style style:name="lines.F" style:family="table-column">
      <style:table-column-properties style:column-width="1.404cm" style:rel-column-width="5412*"/>
    </style:style>
    <style:style style:name="lines.G" style:family="table-column">
      <style:table-column-properties style:column-width="1.471cm" style:rel-column-width="5670*"/>
    </style:style>
    <style:style style:name="lines.H" style:family="table-column">
      <style:table-column-properties style:column-width="1.663cm" style:rel-column-width="6412*"/>
    </style:style>
    <style:style style:name="lines.I" style:family="table-column">
      <style:table-column-properties style:column-width="1.309cm" style:rel-column-width="5042*"/>
    </style:style>
    <style:style style:name="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nes.I1" style:family="table-cell">
      <style:table-cell-properties fo:padding="0.097cm" fo:border="0.002cm solid #000000"/>
    </style:style>
    <style:style style:name="lines.A2" style:family="table-cell">
      <style:table-cell-properties fo:padding="0.097cm" fo:border-left="0.002cm solid #000000" fo:border-right="none" fo:border-top="none" fo:border-bottom="0.002cm solid #000000"/>
    </style:style>
    <style:style style:name="lines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9.966cm" fo:margin-left="7.036cm" fo:margin-right="-0.002cm" table:align="margins"/>
    </style:style>
    <style:style style:name="Tableau1.A" style:family="table-column">
      <style:table-column-properties style:column-width="3.978cm" style:rel-column-width="26156*"/>
    </style:style>
    <style:style style:name="Tableau1.B" style:family="table-column">
      <style:table-column-properties style:column-width="5.988cm" style:rel-column-width="39379*"/>
    </style:style>
    <style:style style:name="Tableau1.A1" style:family="table-cell">
      <style:table-cell-properties fo:padding="0.097cm" fo:border="none"/>
    </style:style>
    <style:style style:name="tva_5f_lines" style:display-name="tva_lines" style:family="table">
      <style:table-properties style:width="11.933cm" fo:margin-left="2.475cm" fo:margin-right="2.593cm" table:align="margins"/>
    </style:style>
    <style:style style:name="tva_5f_lines.A" style:display-name="tva_lines.A" style:family="table-column">
      <style:table-column-properties style:column-width="4.602cm" style:rel-column-width="25274*"/>
    </style:style>
    <style:style style:name="tva_5f_lines.B" style:display-name="tva_lines.B" style:family="table-column">
      <style:table-column-properties style:column-width="1.58cm" style:rel-column-width="8679*"/>
    </style:style>
    <style:style style:name="tva_5f_lines.C" style:display-name="tva_lines.C" style:family="table-column">
      <style:table-column-properties style:column-width="1.988cm" style:rel-column-width="10917*"/>
    </style:style>
    <style:style style:name="tva_5f_lines.D" style:display-name="tva_lines.D" style:family="table-column">
      <style:table-column-properties style:column-width="1.642cm" style:rel-column-width="9018*"/>
    </style:style>
    <style:style style:name="tva_5f_lines.E" style:display-name="tva_lines.E" style:family="table-column">
      <style:table-column-properties style:column-width="2.12cm" style:rel-column-width="11647*"/>
    </style:style>
    <style:style style:name="tva_5f_lines.A1" style:display-name="tva_lines.A1" style:family="table-cell">
      <style:table-cell-properties fo:padding="0.097cm" fo:border="none"/>
    </style:style>
    <style:style style:name="P1" style:family="paragraph" style:parent-style-name="Header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Helvetic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Lignes_20_de_20_document">
      <style:paragraph-properties fo:margin-left="0cm" fo:margin-right="0cm" fo:text-indent="0cm" style:auto-text-indent="false" text:number-lines="false" text:line-number="0"/>
    </style:style>
    <style:style style:name="P3" style:family="paragraph" style:parent-style-name="Lignes_20_de_20_document">
      <style:paragraph-properties fo:margin-left="0cm" fo:margin-right="0cm" fo:text-align="end" style:justify-single-word="false" fo:text-indent="0cm" style:auto-text-indent="false" text:number-lines="false" text:line-number="0"/>
    </style:style>
    <style:style style:name="P4" style:family="paragraph" style:parent-style-name="Frame_20_contents" style:master-page-name="">
      <style:paragraph-properties fo:margin-left="2.092cm" fo:margin-right="0.141cm" fo:margin-top="0cm" fo:margin-bottom="0.212cm" fo:text-indent="0cm" style:auto-text-indent="false" style:page-number="auto"/>
      <style:text-properties style:font-name="Helvetica" fo:font-size="16pt" fo:font-weight="bold" style:font-size-asian="16pt" style:font-weight-asian="bold" style:font-size-complex="16pt" style:font-weight-complex="bold"/>
    </style:style>
    <style:style style:name="P5" style:family="paragraph" style:parent-style-name="Frame_20_contents">
      <style:paragraph-properties fo:margin-left="2.092cm" fo:margin-right="0.141cm" fo:margin-top="0cm" fo:margin-bottom="0.212cm" fo:text-indent="0cm" style:auto-text-indent="false"/>
      <style:text-properties style:font-name="Helvetica" fo:font-weight="bold" style:font-weight-asian="bold" style:font-weight-complex="bold"/>
    </style:style>
    <style:style style:name="P6" style:family="paragraph" style:parent-style-name="Frame_20_contents">
      <style:paragraph-properties fo:margin-left="0cm" fo:margin-right="0.141cm" fo:margin-top="0cm" fo:margin-bottom="0.212cm" fo:text-indent="0cm" style:auto-text-indent="false"/>
      <style:text-properties style:font-name="Helvetica" fo:font-weight="normal" style:font-weight-asian="normal" style:font-weight-complex="normal"/>
    </style:style>
    <style:style style:name="P7" style:family="paragraph" style:parent-style-name="Frame_20_contents">
      <style:paragraph-properties fo:margin-left="0cm" fo:margin-right="0.141cm" fo:margin-top="0cm" fo:margin-bottom="0.212cm" fo:line-height="100%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9" style:family="paragraph" style:parent-style-name="Fram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0" style:family="paragraph" style:parent-style-name="Frame_20_contents">
      <style:paragraph-properties fo:text-align="end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1" style:family="paragraph" style:parent-style-name="Frame_20_contents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Frame_20_contents">
      <style:text-properties style:font-name="Helvetica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text-properties style:font-name="Helvetica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14" style:family="paragraph" style:parent-style-name="Frame_20_contents">
      <style:text-properties style:font-name="Helvetica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Frame_20_contents">
      <style:text-properties style:font-name="Helvetica" fo:font-size="7pt" style:font-size-asian="7pt" style:font-size-complex="7pt"/>
    </style:style>
    <style:style style:name="P16" style:family="paragraph" style:parent-style-name="Frame_20_contents">
      <style:text-properties style:font-name="Helvetica" fo:font-size="9pt" style:font-size-asian="9pt" style:font-size-complex="9pt"/>
    </style:style>
    <style:style style:name="P17" style:family="paragraph" style:parent-style-name="Standard" style:master-page-name="">
      <style:paragraph-properties fo:margin-left="1.034cm" fo:margin-right="1.034cm" fo:text-indent="0cm" style:auto-text-indent="false" style:page-number="auto"/>
      <style:text-properties style:font-name="Helvetica" fo:font-size="7pt" style:font-size-asian="7pt" style:font-size-complex="7pt"/>
    </style:style>
    <style:style style:name="P18" style:family="paragraph" style:parent-style-name="Standard">
      <style:paragraph-properties fo:text-align="center" style:justify-single-word="false" fo:background-color="#b2b2b2">
        <style:background-image/>
      </style:paragraph-properties>
      <style:text-properties style:font-name="Comic Sans MS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Helvetica" fo:font-size="7pt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7pt" style:font-size-asian="7pt" style:font-size-complex="7pt"/>
    </style:style>
    <style:style style:name="P21" style:family="paragraph" style:parent-style-name="Table_20_Contents">
      <style:text-properties style:font-name="Helvetica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Helvetica"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margin-left="0.131cm" fo:margin-right="0.173cm" fo:text-align="end" style:justify-single-word="false" fo:text-indent="0cm" style:auto-text-indent="false" text:number-lines="false" text:line-number="0"/>
      <style:text-properties style:font-name="Helvetica" fo:font-size="7pt" style:font-size-asian="7pt" style:font-size-complex="7pt"/>
    </style:style>
    <style:style style:name="P25" style:family="paragraph" style:parent-style-name="Table_20_Contents">
      <style:paragraph-properties fo:margin-left="0.065cm" fo:margin-right="0.173cm" fo:text-align="end" style:justify-single-word="false" fo:text-indent="0cm" style:auto-text-indent="false" text:number-lines="false" text:line-number="0"/>
      <style:text-properties style:font-name="Helvetica" fo:font-size="7pt" style:font-size-asian="7pt" style:font-size-complex="7pt"/>
    </style:style>
    <style:style style:name="P26" style:family="paragraph" style:parent-style-name="Table_20_Contents">
      <style:paragraph-properties fo:margin-left="0.044cm" fo:margin-right="0.238cm" fo:text-align="end" style:justify-single-word="false" fo:text-indent="0cm" style:auto-text-indent="false" text:number-lines="false" text:line-number="0"/>
      <style:text-properties style:font-name="Helvetica" fo:font-size="7pt" style:font-size-asian="7pt" style:font-size-complex="7pt"/>
    </style:style>
    <style:style style:name="P27" style:family="paragraph" style:parent-style-name="Table_20_Contents">
      <style:paragraph-properties fo:margin-left="0.194cm" fo:margin-right="0.108cm" fo:text-align="end" style:justify-single-word="false" fo:text-indent="0cm" style:auto-text-indent="false" text:number-lines="false" text:line-number="0"/>
      <style:text-properties style:font-name="Helvetica" fo:font-size="7pt" style:font-size-asian="7pt" style:font-size-complex="7pt"/>
    </style:style>
    <style:style style:name="P28" style:family="paragraph" style:parent-style-name="Table_20_Contents">
      <style:paragraph-properties fo:margin-left="0.152cm" fo:margin-right="0.217cm" fo:text-indent="0cm" style:auto-text-indent="false" text:number-lines="false" text:line-number="0"/>
      <style:text-properties style:font-name="Helvetica" fo:font-size="7pt" style:font-size-asian="7pt" style:font-size-complex="7pt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Lignes_20_de_20_document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5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.15cm" fo:border-left="none" fo:border-right="none" fo:border-top="0.035cm solid #000000" fo:border-bottom="0.035cm solid #000000" style:shadow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4" draw:name="Cadre2" text:anchor-type="paragraph" svg:x="8.687cm" svg:y="-0.034cm" svg:width="8.308cm" draw:z-index="0"><draw:text-box fo:min-height="3.776cm"><text:p text:style-name="P11"><draw:frame draw:style-name="fr5" draw:name="Cadre3" text:anchor-type="paragraph" svg:x="0cm" svg:y="0.614cm" svg:width="8.308cm" draw:z-index="1"><draw:text-box fo:min-height="3.891cm"><text:p text:style-name="P16">(ADRESSE_FACTURATION)</text:p></draw:text-box></draw:frame>Adresse de facturation :</text:p></draw:text-box></draw:frame></text:p>
      <text:p text:style-name="Standard"><draw:frame draw:style-name="fr3" draw:name="Cadre4" text:anchor-type="paragraph" svg:x="-0.005cm" svg:y="0.104cm" svg:width="7.872cm" draw:z-index="6"><draw:text-box fo:min-height="2.469cm"><text:p text:style-name="P12">Destiné à :</text:p><text:p text:style-name="P13"><text:tab/>(NOM_FACTURATION)</text:p><text:p text:style-name="P14">Client : (CODE_CLIENT)</text:p><text:p text:style-name="P14">Affaire suivie par : (NOM_RESPONSABLE)</text:p><text:p text:style-name="P14">Tél : (TEL_RESPONSABLE) - Fax : (FAX_RESPONSABLE)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Cadre5" text:anchor-type="paragraph" svg:x="0.146cm" svg:y="0.242cm" svg:width="7.731cm" draw:z-index="2"><draw:text-box fo:min-height="1.309cm"><text:p text:style-name="P15">Conditions de port : (CONDITIONS_PORT)</text:p><text:p text:style-name="P15">Mode règlement : (MODE_REGLEMENT)</text:p><text:p text:style-name="P15">Conditions de paiement : (CONDITIONS_PAIEMENT)</text:p></draw:text-box></draw:frame></text:p>
      <text:p text:style-name="Standard"/>
      <text:p text:style-name="Standard"/>
      <text:p text:style-name="Standard"/>
      <text:p text:style-name="P18">Collecte emballages vide produits phytos 22-26 septembre</text:p>
      <text:p text:style-name="Standard"><draw:frame draw:style-name="fr6" draw:name="Cadre6" text:anchor-type="paragraph" svg:x="0.005cm" svg:y="0.441cm" svg:width="16.967cm" draw:z-index="3"><draw:text-box fo:min-height="1.177cm"><text:p text:style-name="P17">Le Certiphyto sera obligatoire dès octobre 2013 dans les secteurs de la distribution de produits phytopharmaceutiques, de la prestation de services et du conseil, et à partir d'octobre 2014 pour les professionnels utilisant des produits phytopharmaceutiques (exploitants et salariés, agents des collectivités territoriales...)</text:p></draw:text-box></draw:frame></text:p>
      <table:table table:name="lines" table:style-name="lines">
        <table:table-column table:style-name="lines.A"/>
        <table:table-column table:style-name="lines.B"/>
        <table:table-column table:style-name="lines.C"/>
        <table:table-column table:style-name="lines.D"/>
        <table:table-column table:style-name="lines.E"/>
        <table:table-column table:style-name="lines.F"/>
        <table:table-column table:style-name="lines.G"/>
        <table:table-column table:style-name="lines.H"/>
        <table:table-column table:style-name="lines.I"/>
        <table:table-row>
          <table:table-cell table:style-name="lines.A1" office:value-type="string">
            <text:p text:style-name="Lignes_20_de_20_document">Pos</text:p>
          </table:table-cell>
          <table:table-cell table:style-name="lines.A1" office:value-type="string">
            <text:p text:style-name="Lignes_20_de_20_document">Référence</text:p>
          </table:table-cell>
          <table:table-cell table:style-name="lines.A1" office:value-type="string">
            <text:p text:style-name="Lignes_20_de_20_document">Désignation</text:p>
          </table:table-cell>
          <table:table-cell table:style-name="lines.A1" office:value-type="string">
            <text:p text:style-name="Lignes_20_de_20_document">Qté</text:p>
          </table:table-cell>
          <table:table-cell table:style-name="lines.A1" office:value-type="string">
            <text:p text:style-name="Lignes_20_de_20_document">Unité</text:p>
          </table:table-cell>
          <table:table-cell table:style-name="lines.A1" office:value-type="string">
            <text:p text:style-name="Lignes_20_de_20_document">PX u. Brut</text:p>
          </table:table-cell>
          <table:table-cell table:style-name="lines.A1" office:value-type="string">
            <text:p text:style-name="Lignes_20_de_20_document">Px u. Net</text:p>
          </table:table-cell>
          <table:table-cell table:style-name="lines.A1" office:value-type="string">
            <text:p text:style-name="Lignes_20_de_20_document">Total HT</text:p>
          </table:table-cell>
          <table:table-cell table:style-name="lines.I1" office:value-type="string">
            <text:p text:style-name="Lignes_20_de_20_document">TVA</text:p>
          </table:table-cell>
        </table:table-row>
        <table:table-row>
          <table:table-cell table:style-name="lines.A2" office:value-type="string">
            <text:p text:style-name="P2">(POS)</text:p>
          </table:table-cell>
          <table:table-cell table:style-name="lines.A2" office:value-type="string">
            <text:p text:style-name="P2">(REF)</text:p>
          </table:table-cell>
          <table:table-cell table:style-name="lines.A2" office:value-type="string">
            <text:p text:style-name="P2">(DESIGNATION)</text:p>
          </table:table-cell>
          <table:table-cell table:style-name="lines.A2" office:value-type="string">
            <text:p text:style-name="P3">(QTE)</text:p>
          </table:table-cell>
          <table:table-cell table:style-name="lines.A2" office:value-type="string">
            <text:p text:style-name="P30">(UNITE)</text:p>
          </table:table-cell>
          <table:table-cell table:style-name="lines.A2" office:value-type="string">
            <text:p text:style-name="P3">(PU_BRUT)</text:p>
          </table:table-cell>
          <table:table-cell table:style-name="lines.A2" office:value-type="string">
            <text:p text:style-name="P3">(PU_NET)</text:p>
          </table:table-cell>
          <table:table-cell table:style-name="lines.A2" office:value-type="string">
            <text:p text:style-name="P3">(TOTAL_LIGNE_HT)</text:p>
          </table:table-cell>
          <table:table-cell table:style-name="lines.I2" office:value-type="string">
            <text:p text:style-name="P3">(TVA)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Total HT</text:p>
          </table:table-cell>
          <table:table-cell table:style-name="Tableau1.A1" office:value-type="string">
            <text:p text:style-name="P22">(TOTAL_HT)</text:p>
          </table:table-cell>
        </table:table-row>
        <table:table-row>
          <table:table-cell table:style-name="Tableau1.A1" office:value-type="string">
            <text:p text:style-name="P19">Total TVA EUR</text:p>
          </table:table-cell>
          <table:table-cell table:style-name="Tableau1.A1" office:value-type="string">
            <text:p text:style-name="P20">(TOTAL_TVA)</text:p>
          </table:table-cell>
        </table:table-row>
        <table:table-row>
          <table:table-cell table:style-name="Tableau1.A1" office:value-type="string">
            <text:p text:style-name="P21">Montant Total TTC EUR</text:p>
          </table:table-cell>
          <table:table-cell table:style-name="Tableau1.A1" office:value-type="string">
            <text:p text:style-name="P22">(TOTAL_TTC)</text:p>
          </table:table-cell>
        </table:table-row>
      </table:table>
      <text:p text:style-name="Standard"/>
      <table:table table:name="tva_lines" table:style-name="tva_5f_lines">
        <table:table-column table:style-name="tva_5f_lines.A"/>
        <table:table-column table:style-name="tva_5f_lines.B"/>
        <table:table-column table:style-name="tva_5f_lines.C"/>
        <table:table-column table:style-name="tva_5f_lines.D"/>
        <table:table-column table:style-name="tva_5f_lines.E"/>
        <table:table-row>
          <table:table-cell table:style-name="tva_5f_lines.A1" office:value-type="string">
            <text:p text:style-name="P23">Récapitulation TVA</text:p>
          </table:table-cell>
          <table:table-cell table:style-name="tva_5f_lines.A1" office:value-type="string">
            <text:p text:style-name="P19"/>
          </table:table-cell>
          <table:table-cell table:style-name="tva_5f_lines.A1" office:value-type="string">
            <text:p text:style-name="P19"/>
          </table:table-cell>
          <table:table-cell table:style-name="tva_5f_lines.A1" office:value-type="string">
            <text:p text:style-name="P19"/>
          </table:table-cell>
          <table:table-cell table:style-name="tva_5f_lines.A1" office:value-type="string">
            <text:p text:style-name="P19"/>
          </table:table-cell>
        </table:table-row>
        <table:table-row>
          <table:table-cell table:style-name="tva_5f_lines.A1" office:value-type="string">
            <text:p text:style-name="P21">TVA appliquée</text:p>
          </table:table-cell>
          <table:table-cell table:style-name="tva_5f_lines.A1" office:value-type="string">
            <text:p text:style-name="P22">Taux</text:p>
          </table:table-cell>
          <table:table-cell table:style-name="tva_5f_lines.A1" office:value-type="string">
            <text:p text:style-name="P22">Montant HT</text:p>
          </table:table-cell>
          <table:table-cell table:style-name="tva_5f_lines.A1" office:value-type="string">
            <text:p text:style-name="P22">TVA</text:p>
          </table:table-cell>
          <table:table-cell table:style-name="tva_5f_lines.A1" office:value-type="string">
            <text:p text:style-name="P22">Total</text:p>
          </table:table-cell>
        </table:table-row>
        <table:table-row>
          <table:table-cell table:style-name="tva_5f_lines.A1" office:value-type="string">
            <text:p text:style-name="P28">(TVA_DESCRIPTION)</text:p>
          </table:table-cell>
          <table:table-cell table:style-name="tva_5f_lines.A1" office:value-type="string">
            <text:p text:style-name="P25">(TX_TVA)</text:p>
          </table:table-cell>
          <table:table-cell table:style-name="tva_5f_lines.A1" office:value-type="string">
            <text:p text:style-name="P26">(MT_HT)</text:p>
          </table:table-cell>
          <table:table-cell table:style-name="tva_5f_lines.A1" office:value-type="string">
            <text:p text:style-name="P27">(MT_TVA)</text:p>
          </table:table-cell>
          <table:table-cell table:style-name="tva_5f_lines.A1" office:value-type="string">
            <text:p text:style-name="P24">(MT_TTC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mic Sans MS" svg:font-family="'Comic Sans MS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gnes_20_de_20_document" style:display-name="Lignes de document" style:family="paragraph" style:parent-style-name="Table_20_Contents" style:class="extra">
      <style:text-properties style:font-name="Helvetica" fo:font-size="7pt" style:font-size-asian="7pt" style:font-size-complex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e">
      <text:list-level-style-number text:level="1" style:num-format="">
        <style:list-level-properties text:list-level-position-and-space-mode="label-alignment">
          <style:list-level-label-alignment text:label-followed-by="nothing" fo:text-indent="-1.319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954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2.589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3.224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3.859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4.494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5.129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5.764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6.399cm" fo:margin-left="6.35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nothing" fo:text-indent="-7.034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Helvetic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2" style:family="paragraph" style:parent-style-name="Frame_20_contents" style:master-page-name="">
      <style:paragraph-properties fo:margin-left="2.092cm" fo:margin-right="0.141cm" fo:margin-top="0cm" fo:margin-bottom="0.212cm" fo:text-indent="0cm" style:auto-text-indent="false" style:page-number="auto"/>
      <style:text-properties style:font-name="Helvetica" fo:font-size="16pt" fo:font-weight="bold" style:font-size-asian="16pt" style:font-weight-asian="bold" style:font-size-complex="16pt" style:font-weight-complex="bold"/>
    </style:style>
    <style:style style:name="MP3" style:family="paragraph" style:parent-style-name="Frame_20_contents">
      <style:paragraph-properties fo:margin-left="2.092cm" fo:margin-right="0.141cm" fo:margin-top="0cm" fo:margin-bottom="0.212cm" fo:text-indent="0cm" style:auto-text-indent="false"/>
      <style:text-properties style:font-name="Helvetica" fo:font-weight="bold" style:font-weight-asian="bold" style:font-weight-complex="bold"/>
    </style:style>
    <style:style style:name="MP4" style:family="paragraph" style:parent-style-name="Frame_20_contents">
      <style:paragraph-properties fo:margin-left="0cm" fo:margin-right="0.141cm" fo:margin-top="0cm" fo:margin-bottom="0.212cm" fo:text-indent="0cm" style:auto-text-indent="false"/>
      <style:text-properties style:font-name="Helvetica" fo:font-weight="normal" style:font-weight-asian="normal" style:font-weight-complex="normal"/>
    </style:style>
    <style:style style:name="MP5" style:family="paragraph" style:parent-style-name="Frame_20_contents">
      <style:paragraph-properties fo:margin-left="0cm" fo:margin-right="0.141cm" fo:margin-top="0cm" fo:margin-bottom="0.212cm" fo:line-height="100%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MP6" style:family="paragraph" style:parent-style-name="Fram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MP7" style:family="paragraph" style:parent-style-name="Frame_20_contents">
      <style:paragraph-properties fo:text-align="end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8" style:family="paragraph" style:parent-style-name="Fram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M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Mfr4" style:family="graphic" style:parent-style-name="Frame">
      <style:graphic-properties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854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dre1" text:anchor-type="paragraph" svg:x="-1.03cm" svg:y="-1.325cm" svg:width="8.673cm" draw:z-index="4"><draw:text-box fo:min-height="4.293cm"><text:p text:style-name="MP2"><draw:frame draw:style-name="Mfr2" draw:name="images1" text:anchor-type="paragraph" svg:x="0cm" svg:y="0cm" svg:width="2.048cm" svg:height="2.007cm" draw:z-index="5"><draw:image xlink:href="Pictures/100000000000006400000062069DEA07.png" xlink:type="simple" xlink:show="embed" xlink:actuate="onLoad"/></draw:frame>C.A.A.H.M.R.O Coop</text:p><text:p text:style-name="MP3">624 rue de Cornay</text:p><text:p text:style-name="MP3">45590 Saint Cyr en Val</text:p><text:p text:style-name="MP4"/><text:p text:style-name="MP5">SAS au capital de 2000000 €</text:p><text:p text:style-name="MP5">RCS Orléans 453274482</text:p><text:p text:style-name="MP5">N° TVA intracommunautaire : FR 52 453 274 482</text:p><text:p text:style-name="MP5">N° Siret : 453274482 00018</text:p><text:p text:style-name="MP5">N° agrément : CE00677 Distribution Horti-fournitures</text:p></draw:text-box></draw:frame><draw:frame draw:style-name="Mfr3" draw:name="Cadre7" text:anchor-type="paragraph" svg:x="7.87cm" svg:y="-1.337cm" svg:width="10.119cm" draw:z-index="7"><draw:text-box fo:min-height="1.238cm"><text:p text:style-name="MP6">(GABARIT_DOCUMENT) N° (NUM_DOCUMENT)</text:p><text:p text:style-name="MP7">du (DATE_DOCUMENT)</text:p></draw:text-box></draw:frame><draw:frame draw:style-name="Mfr4" draw:name="Cadre8" text:anchor-type="paragraph" svg:x="7.641cm" svg:y="-0.923cm" svg:width="6.652cm" draw:z-index="8"><draw:text-box fo:min-height="0.586cm"><text:p text:style-name="MP8">Date enlèvement : (DATE_ENLEVEMENT)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Ganivet</meta:initial-creator>
    <meta:creation-date>2014-10-16T15:36:32</meta:creation-date>
    <dc:date>2014-10-28T16:33:03</dc:date>
    <meta:editing-duration>PT18H7M</meta:editing-duration>
    <meta:editing-cycles>64</meta:editing-cycles>
    <meta:generator>OpenOffice/4.1.1$Unix OpenOffice.org_project/411m6$Build-9775</meta:generator>
    <dc:creator>Benjamin Ganivet</dc:creator>
    <meta:document-statistic meta:table-count="3" meta:image-count="1" meta:object-count="0" meta:page-count="1" meta:paragraph-count="58" meta:word-count="186" meta:character-count="1308"/>
  </office:meta>
</office:document-meta>
</file>